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d3fef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8pt" fo:letter-spacing="normal" fo:font-style="normal" fo:font-weight="bold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8pt" fo:letter-spacing="normal" fo:language="ru" fo:country="RU" fo:font-style="normal" fo:font-weight="bold" officeooo:rsid="000d3fef" officeooo:paragraph-rsid="000d3fef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0d3fef" officeooo:paragraph-rsid="000d3fef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d3fef" officeooo:paragraph-rsid="000d3fef"/>
    </style:style>
    <style:style style:name="P7" style:family="paragraph" style:parent-style-name="Table_20_Contents">
      <style:text-properties style:font-name="Times New Roman" fo:font-size="14pt" officeooo:rsid="000de967" officeooo:paragraph-rsid="000de967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d3fef" officeooo:paragraph-rsid="000d3fef" style:font-weight-asian="bold" style:font-weight-complex="bold"/>
    </style:style>
    <style:style style:name="P9" style:family="paragraph" style:parent-style-name="Table_20_Contents">
      <style:text-properties style:font-name="Times New Roman" fo:font-size="14pt" fo:font-weight="bold" officeooo:rsid="000de967" officeooo:paragraph-rsid="000de96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de967" officeooo:paragraph-rsid="000de967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4pt" officeooo:paragraph-rsid="000d3fef"/>
    </style:style>
    <style:style style:name="P12" style:family="paragraph" style:parent-style-name="Table_20_Contents" style:list-style-name="L1">
      <style:paragraph-properties fo:text-align="center" style:justify-single-word="false"/>
      <style:text-properties style:font-name="Times New Roman" fo:font-size="14pt" officeooo:rsid="000d3fef" officeooo:paragraph-rsid="000d3fef"/>
    </style:style>
    <style:style style:name="P13" style:family="paragraph" style:parent-style-name="Table_20_Contents" style:list-style-name="L2">
      <style:paragraph-properties fo:text-align="start" style:justify-single-word="false"/>
      <style:text-properties style:font-name="Times New Roman" fo:font-size="14pt" officeooo:rsid="000d3fef" officeooo:paragraph-rsid="000d3fef"/>
    </style:style>
    <style:style style:name="P14" style:family="paragraph" style:parent-style-name="Table_20_Contents" style:list-style-name="L2">
      <style:paragraph-properties fo:text-align="start" style:justify-single-word="false"/>
      <style:text-properties style:font-name="Times New Roman" fo:font-size="14pt" officeooo:rsid="000de967" officeooo:paragraph-rsid="000de967"/>
    </style:style>
    <style:style style:name="P15" style:family="paragraph" style:parent-style-name="Table_20_Contents" style:list-style-name="L3">
      <style:text-properties style:font-name="Times New Roman" fo:font-size="14pt" officeooo:rsid="000de967" officeooo:paragraph-rsid="000de967"/>
    </style:style>
    <style:style style:name="P16" style:family="paragraph" style:parent-style-name="Table_20_Contents" style:list-style-name="L3">
      <style:text-properties style:font-name="Times New Roman" fo:font-size="14pt" fo:language="ru" fo:country="RU" officeooo:rsid="000de967" officeooo:paragraph-rsid="000de967"/>
    </style:style>
    <style:style style:name="P17" style:family="paragraph" style:parent-style-name="Table_20_Contents" style:list-style-name="L3">
      <style:text-properties style:font-name="Times New Roman" fo:font-size="14pt" fo:language="ru" fo:country="RU" officeooo:rsid="000e0341" officeooo:paragraph-rsid="000e0341"/>
    </style:style>
    <style:style style:name="P18" style:family="paragraph" style:parent-style-name="Table_20_Contents" style:list-style-name="L2">
      <style:paragraph-properties fo:text-align="start" style:justify-single-word="false"/>
      <style:text-properties officeooo:paragraph-rsid="000de967"/>
    </style:style>
    <style:style style:name="P19" style:family="paragraph" style:parent-style-name="Table_20_Contents" style:list-style-name="L2">
      <style:paragraph-properties fo:text-align="start" style:justify-single-word="false"/>
      <style:text-properties officeooo:rsid="000de967" officeooo:paragraph-rsid="000de96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e967"/>
    </style:style>
    <style:style style:name="T3" style:family="text">
      <style:text-properties fo:language="en" fo:country="US" officeooo:rsid="000d3fef" style:font-size-asian="18pt" style:font-weight-asian="bold" style:font-size-complex="18pt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d3fef" style:font-size-asian="18pt" style:font-weight-asian="bold" style:font-size-complex="18pt" style:font-weight-complex="bold"/>
    </style:style>
    <style:style style:name="T6" style:family="text">
      <style:text-properties officeooo:rsid="000de967"/>
    </style:style>
    <style:style style:name="T7" style:family="text">
      <style:text-properties style:font-name="Times New Roman" fo:font-size="14pt"/>
    </style:style>
    <style:style style:name="T8" style:family="text">
      <style:text-properties style:font-name="Times New Roman" fo:font-size="14pt" officeooo:rsid="000de967"/>
    </style:style>
    <style:style style:name="T9" style:family="text">
      <style:text-properties style:font-name="Times New Roman" fo:font-size="14pt" fo:language="en" fo:country="US"/>
    </style:style>
    <style:style style:name="T10" style:family="text">
      <style:text-properties style:font-name="Times New Roman" fo:font-size="14pt" fo:language="en" fo:country="US" officeooo:rsid="000de967"/>
    </style:style>
    <style:style style:name="T11" style:family="text">
      <style:text-properties style:font-name="Times New Roman" fo:font-size="14pt" fo:language="ru" fo:country="RU"/>
    </style:style>
    <style:style style:name="T12" style:family="text">
      <style:text-properties style:font-size-asian="18pt" style:font-weight-asian="bold" style:font-size-complex="18pt" style:font-weight-complex="bold"/>
    </style:style>
    <style:style style:name="T13" style:family="text">
      <style:text-properties officeooo:rsid="000de967" style:font-size-asian="18pt" style:font-weight-asian="bold" style:font-size-complex="18pt" style:font-weight-complex="bold"/>
    </style:style>
    <style:style style:name="T14" style:family="text">
      <style:text-properties officeooo:rsid="000d3fef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Footnote_20_Symbol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Справочный лист п</text:span><text:span text:style-name="T14">роект</text:span><text:span text:style-name="T13">а</text:span><text:span text:style-name="T12"> по созданию игры </text:span><text:span text:style-name="T3">“</text:span><text:span text:style-name="T5">Змейка</text:span><text:span text:style-name="T3">” </text:span><text:span text:style-name="T5">на языке программирования </text:span><text:span text:style-name="T3">Python.</text:span></text:p>
      <text:p text:style-name="P4">Практика в области использования библиотеки <text:span text:style-name="T1">Pygame. </text:span>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ФИО участников проекта </text:p>
          </table:table-cell>
          <table:table-cell table:style-name="Таблица1.B1" office:value-type="string">
            <text:list xml:id="list1310607839" text:style-name="L1">
              <text:list-item>
                <text:p text:style-name="P12">Чернавцев Дмитрий Дмитриевич </text:p>
              </text:list-item>
              <text:list-item>
                <text:p text:style-name="P12">Маликова Вероника </text:p>
              </text:list-item>
              <text:list-item>
                <text:p text:style-name="P12">Кочетов Сергей Александрович 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8">ФИО Преподавателя</text:p>
          </table:table-cell>
          <table:table-cell table:style-name="Таблица1.B2" office:value-type="string">
            <text:p text:style-name="P5">Дмитриева Ксения Николаевна </text:p>
          </table:table-cell>
        </table:table-row>
        <table:table-row>
          <table:table-cell table:style-name="Таблица1.A2" office:value-type="string">
            <text:p text:style-name="P8">Название проекта</text:p>
          </table:table-cell>
          <table:table-cell table:style-name="Таблица1.B2" office:value-type="string">
            <text:p text:style-name="P5">Создание игры «Змейка» на языке<text:span text:style-name="T1"> Python <text:s/></text:span></text:p>
          </table:table-cell>
        </table:table-row>
        <table:table-row>
          <table:table-cell table:style-name="Таблица1.A2" office:value-type="string">
            <text:p text:style-name="P8">Назначение проекта </text:p>
          </table:table-cell>
          <table:table-cell table:style-name="Таблица1.B2" office:value-type="string">
            <text:p text:style-name="P5">Практика по использованию библиотеки <text:span text:style-name="T1">pygame </text:span></text:p>
          </table:table-cell>
        </table:table-row>
        <table:table-row>
          <table:table-cell table:style-name="Таблица1.A2" office:value-type="string">
            <text:p text:style-name="P8">Основные цели и задачи </text:p>
          </table:table-cell>
          <table:table-cell table:style-name="Таблица1.B2" office:value-type="string">
            <text:p text:style-name="P6">Закрепить знания в области проектирования игр на языке <text:span text:style-name="T1">Python, </text:span>научиться пользоваться библиотекой <text:span text:style-name="T1">pygame </text:span></text:p>
          </table:table-cell>
        </table:table-row>
        <table:table-row>
          <table:table-cell table:style-name="Таблица1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Материалы, используемые при проектировке игры </text:p>
          </table:table-cell>
          <table:table-cell table:style-name="Таблица1.B2" office:value-type="string">
            <text:list xml:id="list4203296646" text:style-name="L2">
              <text:list-item>
                <text:p text:style-name="P13">Образовательный сайт Яндекс.Лицей(правила составления проекта, платформа для оценивая игры)</text:p>
              </text:list-item>
              <text:list-item>
                <text:p text:style-name="P14">Социальная сеть Вконтакте для создания беседы для обсуждения процесса проекта </text:p>
              </text:list-item>
              <text:list-item>
                <text:p text:style-name="P14">Материалы документации, предложенные в учебнике Яндекс.Лицея</text:p>
              </text:list-item>
              <text:list-item>
                <text:p text:style-name="P18"><text:span text:style-name="T8">Компилятор «</text:span><text:span text:style-name="T10">Pycharm</text:span><text:span text:style-name="T8">» для создания программы проектирования игры «Змейка»</text:span></text:p>
              </text:list-item>
              <text:list-item>
                <text:p text:style-name="P19"><text:span text:style-name="T8">С</text:span><text:span text:style-name="T7">айт </text:span><text:span text:style-name="T9">GitHub </text:span><text:span text:style-name="T11">для публикации частей программы проекта (ссылка на репозиторий: https://github.com/DmitryChernavtsev/Project_of_yandex)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8"/>
            <text:p text:style-name="P8"/>
            <text:p text:style-name="P8"/>
            <text:p text:style-name="P8">Составляемые части программы </text:p>
          </table:table-cell>
          <table:table-cell table:style-name="Таблица1.B2" office:value-type="string">
            <text:p text:style-name="P11">- <text:span text:style-name="T6">Создание экрана</text:span></text:p>
            <text:p text:style-name="P11">- <text:span text:style-name="T6">Создание змейки </text:span></text:p>
            <text:p text:style-name="P11">- <text:span text:style-name="T6">Движение змейки </text:span></text:p>
            <text:p text:style-name="P11">- <text:span text:style-name="T6">Надпись «</text:span><text:span text:style-name="T2">Game over</text:span><text:span text:style-name="T6">»</text:span></text:p>
            <text:p text:style-name="P11">- <text:span text:style-name="T6">Удлинение змейки</text:span></text:p>
            <text:p text:style-name="P11"><text:soft-page-break/>- <text:span text:style-name="T6">Создание еды</text:span></text:p>
            <text:p text:style-name="P11">- <text:span text:style-name="T6">Подсчет результатов </text:span>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Дата защиты проекта </text:p>
          </table:table-cell>
          <table:table-cell table:style-name="Таблица2.B1" office:value-type="string">
            <text:p text:style-name="P7">11 января 2021 года 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Самое сложное </text:p>
          </table:table-cell>
          <table:table-cell table:style-name="Таблица3.B1" office:value-type="string">
            <text:p text:style-name="P7">Создание части программы, отвечающей за удлинение змейки </text:p>
          </table:table-cell>
        </table:table-row>
        <table:table-row>
          <table:table-cell table:style-name="Таблица3.A2" office:value-type="string">
            <text:p text:style-name="P9"/>
            <text:p text:style-name="P9"/>
            <text:p text:style-name="P9"/>
            <text:p text:style-name="P9"/>
            <text:p text:style-name="P10">Чему научились </text:p>
          </table:table-cell>
          <table:table-cell table:style-name="Таблица3.B2" office:value-type="string">
            <text:list xml:id="list513130180" text:style-name="L3">
              <text:list-item>
                <text:p text:style-name="P15">Работать с библиотеками <text:span text:style-name="T1">pygame </text:span><text:span text:style-name="T4">и </text:span><text:span text:style-name="T1">random </text:span></text:p>
              </text:list-item>
              <text:list-item>
                <text:p text:style-name="P16">Работать на платформе <text:span text:style-name="T1">GitHub </text:span></text:p>
              </text:list-item>
              <text:list-item>
                <text:p text:style-name="P16">Учиться писать программы создания игр </text:p>
              </text:list-item>
              <text:list-item>
                <text:p text:style-name="P16">Работать в команде</text:p>
              </text:list-item>
              <text:list-item>
                <text:p text:style-name="P16">Рационально разделять обязанности </text:p>
              </text:list-item>
              <text:list-item>
                <text:p text:style-name="P17">Выступать на публике, выражать свои идеи и мысли </text:p>
              </text:list-item>
            </text:list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13:13:37.406000000</meta:creation-date>
    <dc:date>2021-01-11T14:00:43.173000000</dc:date>
    <meta:editing-duration>PT10M19S</meta:editing-duration>
    <meta:editing-cycles>2</meta:editing-cycles>
    <meta:generator>LibreOffice/7.0.0.3$Windows_x86 LibreOffice_project/8061b3e9204bef6b321a21033174034a5e2ea88e</meta:generator>
    <meta:document-statistic meta:table-count="3" meta:image-count="0" meta:object-count="0" meta:page-count="2" meta:paragraph-count="39" meta:word-count="200" meta:character-count="1514" meta:non-whitespace-character-count="1339"/>
  </office:meta>
</office:document-meta>
</file>